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77cm"/>
    </style:style>
    <style:style style:name="co2" style:family="table-column">
      <style:table-column-properties fo:break-before="auto" style:column-width="11.098cm"/>
    </style:style>
    <style:style style:name="co3" style:family="table-column">
      <style:table-column-properties fo:break-before="auto" style:column-width="4.494cm"/>
    </style:style>
    <style:style style:name="co4" style:family="table-column">
      <style:table-column-properties fo:break-before="auto" style:column-width="4.939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<text:s text:c="18"/>DNHT125X250&lt;br /&gt;</text:p>
          </table:table-cell>
          <table:table-cell office:value-type="string">
            <text:p><text:s text:c="18"/>1&amp;frasl;8&amp;#733; ID&amp;times;1&amp;frasl;4&amp;#733;OD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20.00&lt;br /&gt;</text:p>
          </table:table-cell>
        </table:table-row>
        <table:table-row table:style-name="ro1">
          <table:table-cell office:value-type="string">
            <text:p><text:s text:c="18"/>DNHT125X312&lt;br /&gt;</text:p>
          </table:table-cell>
          <table:table-cell office:value-type="string">
            <text:p><text:s text:c="18"/>1&amp;frasl;8&amp;#733; ID&amp;times;5&amp;frasl;16&amp;#733;OD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21.00&lt;br /&gt;</text:p>
          </table:table-cell>
        </table:table-row>
        <table:table-row table:style-name="ro1">
          <table:table-cell office:value-type="string">
            <text:p><text:s text:c="18"/>DNHT125X375&lt;br /&gt;</text:p>
          </table:table-cell>
          <table:table-cell office:value-type="string">
            <text:p><text:s text:c="18"/>1&amp;frasl;8&amp;#733; ID&amp;times;3&amp;frasl;8&amp;#733;OD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22.00&lt;br /&gt;</text:p>
          </table:table-cell>
        </table:table-row>
        <table:table-row table:style-name="ro1">
          <table:table-cell office:value-type="string">
            <text:p><text:s text:c="18"/>DNHT125X500&lt;br /&gt;</text:p>
          </table:table-cell>
          <table:table-cell office:value-type="string">
            <text:p><text:s text:c="18"/>1&amp;frasl;8&amp;#733; ID&amp;times;1&amp;frasl;2&amp;#733;OD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26.00&lt;br /&gt;</text:p>
          </table:table-cell>
        </table:table-row>
        <table:table-row table:style-name="ro1">
          <table:table-cell office:value-type="string">
            <text:p><text:s text:c="18"/>DNHT125X750&lt;br /&gt;</text:p>
          </table:table-cell>
          <table:table-cell office:value-type="string">
            <text:p><text:s text:c="18"/>1&amp;frasl;8&amp;#733; ID&amp;times;3&amp;frasl;4&amp;#733;OD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34.00&lt;br /&gt;</text:p>
          </table:table-cell>
        </table:table-row>
        <table:table-row table:style-name="ro1">
          <table:table-cell office:value-type="string">
            <text:p><text:s text:c="18"/>DNHT125X1000&lt;br /&gt;</text:p>
          </table:table-cell>
          <table:table-cell office:value-type="string">
            <text:p><text:s text:c="18"/>1&amp;frasl;8&amp;#733; ID&amp;times;1&amp;#733;OD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52.00&lt;br /&gt;</text:p>
          </table:table-cell>
        </table:table-row>
        <table:table-row table:style-name="ro1">
          <table:table-cell office:value-type="string">
            <text:p><text:s text:c="18"/>DNHT187X375&lt;br /&gt;</text:p>
          </table:table-cell>
          <table:table-cell office:value-type="string">
            <text:p><text:s text:c="18"/>3&amp;frasl;16&amp;#733; ID&amp;times;3&amp;frasl;8&amp;#733;OD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22.00&lt;br /&gt;</text:p>
          </table:table-cell>
        </table:table-row>
        <table:table-row table:style-name="ro1">
          <table:table-cell office:value-type="string">
            <text:p><text:s text:c="18"/>DNHT187X437&lt;br /&gt;</text:p>
          </table:table-cell>
          <table:table-cell office:value-type="string">
            <text:p><text:s text:c="18"/>3&amp;frasl;16&amp;#733; ID&amp;times;7&amp;frasl;16&amp;#733;OD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24.00&lt;br /&gt;</text:p>
          </table:table-cell>
        </table:table-row>
        <table:table-row table:style-name="ro1">
          <table:table-cell office:value-type="string">
            <text:p><text:s text:c="18"/>DNHT187X500&lt;br /&gt;</text:p>
          </table:table-cell>
          <table:table-cell office:value-type="string">
            <text:p><text:s text:c="18"/>3&amp;frasl;16&amp;#733; ID&amp;times;1&amp;frasl;2&amp;#733;OD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26.00&lt;br /&gt;</text:p>
          </table:table-cell>
        </table:table-row>
        <table:table-row table:style-name="ro1">
          <table:table-cell office:value-type="string">
            <text:p><text:s text:c="18"/>DNHT187X625&lt;br /&gt;</text:p>
          </table:table-cell>
          <table:table-cell office:value-type="string">
            <text:p><text:s text:c="18"/>3&amp;frasl;16&amp;#733; ID&amp;times;5&amp;frasl;8&amp;#733;OD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30.00&lt;br /&gt;</text:p>
          </table:table-cell>
        </table:table-row>
        <table:table-row table:style-name="ro1">
          <table:table-cell office:value-type="string">
            <text:p><text:s text:c="18"/>DNHT187X750&lt;br /&gt;</text:p>
          </table:table-cell>
          <table:table-cell office:value-type="string">
            <text:p><text:s text:c="18"/>3&amp;frasl;16&amp;#733; ID&amp;times;3&amp;frasl;4&amp;#733;OD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34.00&lt;br /&gt;</text:p>
          </table:table-cell>
        </table:table-row>
        <table:table-row table:style-name="ro1">
          <table:table-cell office:value-type="string">
            <text:p><text:s text:c="18"/>DNHT187X1000&lt;br /&gt;</text:p>
          </table:table-cell>
          <table:table-cell office:value-type="string">
            <text:p><text:s text:c="18"/>3&amp;frasl;16&amp;#733; ID&amp;times;1&amp;#733;OD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52.00&lt;br /&gt;</text:p>
          </table:table-cell>
        </table:table-row>
        <table:table-row table:style-name="ro1">
          <table:table-cell office:value-type="string">
            <text:p><text:s text:c="18"/>DNHT250X375&lt;br /&gt;</text:p>
          </table:table-cell>
          <table:table-cell office:value-type="string">
            <text:p><text:s text:c="18"/>1&amp;frasl;4&amp;#733; ID&amp;times;3&amp;frasl;8&amp;#733;OD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22.00&lt;br /&gt;</text:p>
          </table:table-cell>
        </table:table-row>
        <table:table-row table:style-name="ro1">
          <table:table-cell office:value-type="string">
            <text:p><text:s text:c="18"/>DNHT250X437&lt;br /&gt;</text:p>
          </table:table-cell>
          <table:table-cell office:value-type="string">
            <text:p><text:s text:c="18"/>1&amp;frasl;4&amp;#733; ID&amp;times;7&amp;frasl;16&amp;#733;OD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24.00&lt;br /&gt;</text:p>
          </table:table-cell>
        </table:table-row>
        <table:table-row table:style-name="ro1">
          <table:table-cell office:value-type="string">
            <text:p><text:s text:c="18"/>DNHT250X500&lt;br /&gt;</text:p>
          </table:table-cell>
          <table:table-cell office:value-type="string">
            <text:p><text:s text:c="18"/>1&amp;frasl;4&amp;#733; ID&amp;times;1&amp;frasl;2&amp;#733;OD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26.00&lt;br /&gt;</text:p>
          </table:table-cell>
        </table:table-row>
        <table:table-row table:style-name="ro1">
          <table:table-cell office:value-type="string">
            <text:p><text:s text:c="18"/>DNHT250X562&lt;br /&gt;</text:p>
          </table:table-cell>
          <table:table-cell office:value-type="string">
            <text:p><text:s text:c="18"/>1&amp;frasl;4&amp;#733; ID&amp;times;9&amp;frasl;16&amp;#733;OD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28.00&lt;br /&gt;</text:p>
          </table:table-cell>
        </table:table-row>
        <table:table-row table:style-name="ro1">
          <table:table-cell office:value-type="string">
            <text:p><text:s text:c="18"/>DNHT250X625&lt;br /&gt;</text:p>
          </table:table-cell>
          <table:table-cell office:value-type="string">
            <text:p><text:s text:c="18"/>1&amp;frasl;4&amp;#733; ID&amp;times;5&amp;frasl;8&amp;#733;OD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30.00&lt;br /&gt;</text:p>
          </table:table-cell>
        </table:table-row>
        <table:table-row table:style-name="ro1">
          <table:table-cell office:value-type="string">
            <text:p><text:s text:c="18"/>DNHT250X750&lt;br /&gt;</text:p>
          </table:table-cell>
          <table:table-cell office:value-type="string">
            <text:p><text:s text:c="18"/>1&amp;frasl;4&amp;#733; ID&amp;times;3&amp;frasl;4&amp;#733;OD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34.00&lt;br /&gt;</text:p>
          </table:table-cell>
        </table:table-row>
        <table:table-row table:style-name="ro1">
          <table:table-cell office:value-type="string">
            <text:p><text:s text:c="18"/>DNHT250X1000&lt;br /&gt;</text:p>
          </table:table-cell>
          <table:table-cell office:value-type="string">
            <text:p><text:s text:c="18"/>1&amp;frasl;4&amp;#733; ID&amp;times;1&amp;#733;OD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52.00&lt;br /&gt;</text:p>
          </table:table-cell>
        </table:table-row>
        <table:table-row table:style-name="ro1">
          <table:table-cell office:value-type="string">
            <text:p><text:s text:c="18"/>DNHT312X500&lt;br /&gt;</text:p>
          </table:table-cell>
          <table:table-cell office:value-type="string">
            <text:p><text:s text:c="18"/>5&amp;frasl;16&amp;#733; ID&amp;times;1&amp;frasl;2&amp;#733;OD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26.00&lt;br /&gt;</text:p>
          </table:table-cell>
        </table:table-row>
        <table:table-row table:style-name="ro1">
          <table:table-cell office:value-type="string">
            <text:p><text:s text:c="18"/>DNHT375X500&lt;br /&gt;</text:p>
          </table:table-cell>
          <table:table-cell office:value-type="string">
            <text:p><text:s text:c="18"/>3&amp;frasl;8&amp;#733; ID&amp;times;1&amp;frasl;2&amp;#733;OD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26.00&lt;br /&gt;</text:p>
          </table:table-cell>
        </table:table-row>
        <table:table-row table:style-name="ro1">
          <table:table-cell office:value-type="string">
            <text:p><text:s text:c="18"/>DNHT375X625&lt;br /&gt;</text:p>
          </table:table-cell>
          <table:table-cell office:value-type="string">
            <text:p><text:s text:c="18"/>3&amp;frasl;8&amp;#733; ID&amp;times;5&amp;frasl;8&amp;#733;OD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32.00&lt;br /&gt;</text:p>
          </table:table-cell>
        </table:table-row>
        <table:table-row table:style-name="ro1">
          <table:table-cell office:value-type="string">
            <text:p><text:s text:c="18"/>DNHT375X750&lt;br /&gt;</text:p>
          </table:table-cell>
          <table:table-cell office:value-type="string">
            <text:p><text:s text:c="18"/>3&amp;frasl;8&amp;#733; ID&amp;times;3&amp;frasl;4&amp;#733;OD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34.00&lt;br /&gt;</text:p>
          </table:table-cell>
        </table:table-row>
        <table:table-row table:style-name="ro1">
          <table:table-cell office:value-type="string">
            <text:p><text:s text:c="18"/>DNHT375X875&lt;br /&gt;</text:p>
          </table:table-cell>
          <table:table-cell office:value-type="string">
            <text:p><text:s text:c="18"/>3&amp;frasl;8&amp;#733; ID&amp;times;7&amp;frasl;8&amp;#733;OD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36.00&lt;br /&gt;</text:p>
          </table:table-cell>
        </table:table-row>
        <table:table-row table:style-name="ro1">
          <table:table-cell office:value-type="string">
            <text:p><text:s text:c="18"/>DNHT375X1000&lt;br /&gt;</text:p>
          </table:table-cell>
          <table:table-cell office:value-type="string">
            <text:p><text:s text:c="18"/>3&amp;frasl;8&amp;#733; ID&amp;times;1&amp;#733;OD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52.00&lt;br /&gt;</text:p>
          </table:table-cell>
        </table:table-row>
        <table:table-row table:style-name="ro1">
          <table:table-cell office:value-type="string">
            <text:p><text:s text:c="18"/>DNHT437X750&lt;br /&gt;</text:p>
          </table:table-cell>
          <table:table-cell office:value-type="string">
            <text:p><text:s text:c="18"/>7&amp;frasl;16&amp;#733; ID&amp;times;3&amp;frasl;4&amp;#733;OD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34.00&lt;br /&gt;</text:p>
          </table:table-cell>
        </table:table-row>
        <table:table-row table:style-name="ro1">
          <table:table-cell office:value-type="string">
            <text:p><text:s text:c="18"/>DNHT500X625&lt;br /&gt;</text:p>
          </table:table-cell>
          <table:table-cell office:value-type="string">
            <text:p><text:s text:c="18"/>1&amp;frasl;2&amp;#733; ID&amp;times;5&amp;frasl;8&amp;#733;OD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30.00&lt;br /&gt;</text:p>
          </table:table-cell>
        </table:table-row>
        <table:table-row table:style-name="ro1">
          <table:table-cell office:value-type="string">
            <text:p><text:s text:c="18"/>DNHT500X750&lt;br /&gt;</text:p>
          </table:table-cell>
          <table:table-cell office:value-type="string">
            <text:p><text:s text:c="18"/>1&amp;frasl;2&amp;#733; ID&amp;times;3&amp;frasl;4&amp;#733;OD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34.00&lt;br /&gt;</text:p>
          </table:table-cell>
        </table:table-row>
        <table:table-row table:style-name="ro1">
          <table:table-cell office:value-type="string">
            <text:p><text:s text:c="18"/>DNHT500X875&lt;br /&gt;</text:p>
          </table:table-cell>
          <table:table-cell office:value-type="string">
            <text:p><text:s text:c="18"/>1&amp;frasl;2&amp;#733; ID&amp;times;7&amp;frasl;8&amp;#733;OD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36.00&lt;br /&gt;</text:p>
          </table:table-cell>
        </table:table-row>
        <table:table-row table:style-name="ro1">
          <table:table-cell office:value-type="string">
            <text:p><text:s text:c="18"/>DNHT500X1000&lt;br /&gt;</text:p>
          </table:table-cell>
          <table:table-cell office:value-type="string">
            <text:p><text:s text:c="18"/>1&amp;frasl;2&amp;#733; ID&amp;times;1&amp;#733;OD&lt;br /&gt;</text:p>
          </table:table-cell>
          <table:table-cell office:value-type="string">
            <text:p><text:s text:c="18"/>1000</text:p>
          </table:table-cell>
          <table:table-cell office:value-type="string">
            <text:p><text:s text:c="18"/>$52.00&lt;br /&gt;</text:p>
          </table:table-cell>
        </table:table-row>
        <table:table-row table:style-name="ro1">
          <table:table-cell office:value-type="string">
            <text:p><text:s text:c="16"/>DNHT1000X2000</text:p>
          </table:table-cell>
          <table:table-cell office:value-type="string">
            <text:p><text:s text:c="16"/>1&amp;#733; ID&amp;times;2&amp;#733;OD</text:p>
          </table:table-cell>
          <table:table-cell office:value-type="float" office:value="500">
            <text:p>500</text:p>
          </table:table-cell>
          <table:table-cell office:value-type="string">
            <text:p><text:s text:c="18"/>$44.00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3">13/09/2017</text:date>, <text:time>10:40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3T10:37:45.06</meta:creation-date>
    <dc:date>2017-09-13T10:40:05.43</dc:date>
    <dc:creator>Liam </dc:creator>
    <meta:editing-duration>PT2M20S</meta:editing-duration>
    <meta:editing-cycles>1</meta:editing-cycles>
    <meta:document-statistic meta:table-count="3" meta:cell-count="124" meta:object-count="0"/>
    <meta:generator>OpenOffice/4.1.0$Win32 OpenOffice.org_project/410m18$Build-9764</meta:generator>
  </office:meta>
</office:document-meta>
</file>